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7252in" svg:height="5.3961in" svg:x="5.863in" svg:y="0.0626in">
            <draw:object draw:notify-on-update-of-ranges="Sheet1.B1:Sheet1.B1 Sheet1.B2:Sheet1.B318 Sheet1.A2:Sheet1.A3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36056349045110 </text:p>
          </table:table-cell>
          <table:table-cell office:value-type="float" office:value="106" calcext:value-type="float">
            <text:p>106</text:p>
          </table:table-cell>
          <table:table-cell office:value-type="float" office:value="910350" calcext:value-type="float">
            <text:p>910350</text:p>
          </table:table-cell>
        </table:table-row>
        <table:table-row table:style-name="ro1">
          <table:table-cell office:value-type="float" office:value="36066985190912" calcext:value-type="float">
            <text:p>36066985190912</text:p>
          </table:table-cell>
          <table:table-cell office:value-type="float" office:value="106" calcext:value-type="float">
            <text:p>106</text:p>
          </table:table-cell>
          <table:table-cell office:value-type="float" office:value="1511042" calcext:value-type="float">
            <text:p>1511042</text:p>
          </table:table-cell>
          <table:table-cell table:number-columns-repeated="2"/>
        </table:table-row>
        <table:table-row table:style-name="ro1">
          <table:table-cell office:value-type="float" office:value="36066985208296" calcext:value-type="float">
            <text:p>36066985208296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66985233912" calcext:value-type="float">
            <text:p>3606698523391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6067945514548" calcext:value-type="float">
            <text:p>36067945514548</text:p>
          </table:table-cell>
          <table:table-cell office:value-type="float" office:value="104" calcext:value-type="float">
            <text:p>104</text:p>
          </table:table-cell>
          <table:table-cell office:value-type="float" office:value="758035" calcext:value-type="float">
            <text:p>758035</text:p>
          </table:table-cell>
          <table:table-cell table:number-columns-repeated="2"/>
        </table:table-row>
        <table:table-row table:style-name="ro1">
          <table:table-cell office:value-type="float" office:value="36067945530596" calcext:value-type="float">
            <text:p>36067945530596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6067945533822" calcext:value-type="float">
            <text:p>3606794553382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067945558862" calcext:value-type="float">
            <text:p>3606794555886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6069864622018" calcext:value-type="float">
            <text:p>36069864622018</text:p>
          </table:table-cell>
          <table:table-cell office:value-type="float" office:value="106" calcext:value-type="float">
            <text:p>106</text:p>
          </table:table-cell>
          <table:table-cell office:value-type="float" office:value="1506958" calcext:value-type="float">
            <text:p>1506958</text:p>
          </table:table-cell>
          <table:table-cell table:number-columns-repeated="2"/>
        </table:table-row>
        <table:table-row table:style-name="ro1">
          <table:table-cell office:value-type="float" office:value="36069864649558" calcext:value-type="float">
            <text:p>36069864649558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70824893864" calcext:value-type="float">
            <text:p>36070824893864</text:p>
          </table:table-cell>
          <table:table-cell office:value-type="float" office:value="106" calcext:value-type="float">
            <text:p>106</text:p>
          </table:table-cell>
          <table:table-cell office:value-type="float" office:value="758656" calcext:value-type="float">
            <text:p>758656</text:p>
          </table:table-cell>
          <table:table-cell table:number-columns-repeated="2"/>
        </table:table-row>
        <table:table-row table:style-name="ro1">
          <table:table-cell office:value-type="float" office:value="36070824906160" calcext:value-type="float">
            <text:p>360708249061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070824927470" calcext:value-type="float">
            <text:p>3607082492747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71123662005" calcext:value-type="float">
            <text:p>36071123662005</text:p>
          </table:table-cell>
          <table:table-cell office:value-type="float" office:value="129" calcext:value-type="float">
            <text:p>129</text:p>
          </table:table-cell>
          <table:table-cell office:value-type="float" office:value="235588" calcext:value-type="float">
            <text:p>235588</text:p>
          </table:table-cell>
          <table:table-cell table:number-columns-repeated="2"/>
        </table:table-row>
        <table:table-row table:style-name="ro1">
          <table:table-cell office:value-type="float" office:value="36071123677614" calcext:value-type="float">
            <text:p>3607112367761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6071123714655" calcext:value-type="float">
            <text:p>36071123714655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6072742850104" calcext:value-type="float">
            <text:p>36072742850104</text:p>
          </table:table-cell>
          <table:table-cell office:value-type="float" office:value="106" calcext:value-type="float">
            <text:p>106</text:p>
          </table:table-cell>
          <table:table-cell office:value-type="float" office:value="1275140" calcext:value-type="float">
            <text:p>1275140</text:p>
          </table:table-cell>
          <table:table-cell table:number-columns-repeated="2"/>
        </table:table-row>
        <table:table-row table:style-name="ro1">
          <table:table-cell office:value-type="float" office:value="36072742865668" calcext:value-type="float">
            <text:p>3607274286566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72742890642" calcext:value-type="float">
            <text:p>36072742890642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6073703010134" calcext:value-type="float">
            <text:p>36073703010134</text:p>
          </table:table-cell>
          <table:table-cell office:value-type="float" office:value="104" calcext:value-type="float">
            <text:p>104</text:p>
          </table:table-cell>
          <table:table-cell office:value-type="float" office:value="757955" calcext:value-type="float">
            <text:p>757955</text:p>
          </table:table-cell>
          <table:table-cell table:number-columns-repeated="2"/>
        </table:table-row>
        <table:table-row table:style-name="ro1">
          <table:table-cell office:value-type="float" office:value="36073703022540" calcext:value-type="float">
            <text:p>3607370302254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073703026846" calcext:value-type="float">
            <text:p>3607370302684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073703045082" calcext:value-type="float">
            <text:p>36073703045082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6075621918654" calcext:value-type="float">
            <text:p>36075621918654</text:p>
          </table:table-cell>
          <table:table-cell office:value-type="float" office:value="106" calcext:value-type="float">
            <text:p>106</text:p>
          </table:table-cell>
          <table:table-cell office:value-type="float" office:value="1521415" calcext:value-type="float">
            <text:p>1521415</text:p>
          </table:table-cell>
          <table:table-cell table:number-columns-repeated="2"/>
        </table:table-row>
        <table:table-row table:style-name="ro1">
          <table:table-cell office:value-type="float" office:value="36075621944244" calcext:value-type="float">
            <text:p>36075621944244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6076582077534" calcext:value-type="float">
            <text:p>36076582077534</text:p>
          </table:table-cell>
          <table:table-cell office:value-type="float" office:value="106" calcext:value-type="float">
            <text:p>106</text:p>
          </table:table-cell>
          <table:table-cell office:value-type="float" office:value="760174" calcext:value-type="float">
            <text:p>760174</text:p>
          </table:table-cell>
          <table:table-cell table:number-columns-repeated="2"/>
        </table:table-row>
        <table:table-row table:style-name="ro1">
          <table:table-cell office:value-type="float" office:value="36076582093938" calcext:value-type="float">
            <text:p>3607658209393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76582118768" calcext:value-type="float">
            <text:p>3607658211876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6077584246422" calcext:value-type="float">
            <text:p>36077584246422</text:p>
          </table:table-cell>
          <table:table-cell office:value-type="float" office:value="114" calcext:value-type="float">
            <text:p>114</text:p>
          </table:table-cell>
          <table:table-cell office:value-type="float" office:value="794011" calcext:value-type="float">
            <text:p>794011</text:p>
          </table:table-cell>
          <table:table-cell table:number-columns-repeated="2"/>
        </table:table-row>
        <table:table-row table:style-name="ro1">
          <table:table-cell office:value-type="float" office:value="36077584260546" calcext:value-type="float">
            <text:p>3607758426054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077584279311" calcext:value-type="float">
            <text:p>36077584279311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6077585671692" calcext:value-type="float">
            <text:p>36077585671692</text:p>
          </table:table-cell>
          <table:table-cell office:value-type="float" office:value="114" calcext:value-type="float">
            <text:p>114</text:p>
          </table:table-cell>
          <table:table-cell office:value-type="float" office:value="1031" calcext:value-type="float">
            <text:p>1031</text:p>
          </table:table-cell>
          <table:table-cell table:number-columns-repeated="2"/>
        </table:table-row>
        <table:table-row table:style-name="ro1">
          <table:table-cell office:value-type="float" office:value="36077585683578" calcext:value-type="float">
            <text:p>36077585683578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6078052288794" calcext:value-type="float">
            <text:p>36078052288794</text:p>
          </table:table-cell>
          <table:table-cell office:value-type="float" office:value="106" calcext:value-type="float">
            <text:p>106</text:p>
          </table:table-cell>
          <table:table-cell office:value-type="float" office:value="366266" calcext:value-type="float">
            <text:p>366266</text:p>
          </table:table-cell>
          <table:table-cell table:number-columns-repeated="2"/>
        </table:table-row>
        <table:table-row table:style-name="ro1">
          <table:table-cell office:value-type="float" office:value="36078052314768" calcext:value-type="float">
            <text:p>36078052314768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78053115264" calcext:value-type="float">
            <text:p>36078053115264</text:p>
          </table:table-cell>
          <table:table-cell office:value-type="float" office:value="114" calcext:value-type="float">
            <text:p>114</text:p>
          </table:table-cell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36078053125491" calcext:value-type="float">
            <text:p>36078053125491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078575560268" calcext:value-type="float">
            <text:p>36078575560268</text:p>
          </table:table-cell>
          <table:table-cell office:value-type="float" office:value="106" calcext:value-type="float">
            <text:p>106</text:p>
          </table:table-cell>
          <table:table-cell office:value-type="float" office:value="410204" calcext:value-type="float">
            <text:p>410204</text:p>
          </table:table-cell>
          <table:table-cell table:number-columns-repeated="2"/>
        </table:table-row>
        <table:table-row table:style-name="ro1">
          <table:table-cell office:value-type="float" office:value="36078575577776" calcext:value-type="float">
            <text:p>3607857557777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78575583504" calcext:value-type="float">
            <text:p>3607857558350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6078575604260" calcext:value-type="float">
            <text:p>360785756042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78576353964" calcext:value-type="float">
            <text:p>36078576353964</text:p>
          </table:table-cell>
          <table:table-cell office:value-type="float" office:value="114" calcext:value-type="float">
            <text:p>114</text:p>
          </table:table-cell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36078576363954" calcext:value-type="float">
            <text:p>36078576363954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079036671246" calcext:value-type="float">
            <text:p>36079036671246</text:p>
          </table:table-cell>
          <table:table-cell office:value-type="float" office:value="104" calcext:value-type="float">
            <text:p>104</text:p>
          </table:table-cell>
          <table:table-cell office:value-type="float" office:value="360450" calcext:value-type="float">
            <text:p>360450</text:p>
          </table:table-cell>
          <table:table-cell table:number-columns-repeated="2"/>
        </table:table-row>
        <table:table-row table:style-name="ro1">
          <table:table-cell office:value-type="float" office:value="36079036686678" calcext:value-type="float">
            <text:p>36079036686678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79036714902" calcext:value-type="float">
            <text:p>36079036714902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6079037487300" calcext:value-type="float">
            <text:p>36079037487300</text:p>
          </table:table-cell>
          <table:table-cell office:value-type="float" office:value="114" calcext:value-type="float">
            <text:p>114</text:p>
          </table:table-cell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36079037497884" calcext:value-type="float">
            <text:p>36079037497884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079711336834" calcext:value-type="float">
            <text:p>36079711336834</text:p>
          </table:table-cell>
          <table:table-cell office:value-type="float" office:value="194" calcext:value-type="float">
            <text:p>194</text:p>
          </table:table-cell>
          <table:table-cell office:value-type="float" office:value="528077" calcext:value-type="float">
            <text:p>528077</text:p>
          </table:table-cell>
          <table:table-cell table:number-columns-repeated="2"/>
        </table:table-row>
        <table:table-row table:style-name="ro1">
          <table:table-cell office:value-type="float" office:value="36079712467920" calcext:value-type="float">
            <text:p>36079712467920</text:p>
          </table:table-cell>
          <table:table-cell office:value-type="float" office:value="136" calcext:value-type="float">
            <text:p>136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36079712485172" calcext:value-type="float">
            <text:p>36079712485172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6079712489378" calcext:value-type="float">
            <text:p>3607971248937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6079712511460" calcext:value-type="float">
            <text:p>36079712511460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6079713259312" calcext:value-type="float">
            <text:p>36079713259312</text:p>
          </table:table-cell>
          <table:table-cell office:value-type="float" office:value="104" calcext:value-type="float">
            <text:p>104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36079713269116" calcext:value-type="float">
            <text:p>3607971326911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6082588784004" calcext:value-type="float">
            <text:p>36082588784004</text:p>
          </table:table-cell>
          <table:table-cell office:value-type="float" office:value="162" calcext:value-type="float">
            <text:p>162</text:p>
          </table:table-cell>
          <table:table-cell office:value-type="float" office:value="2274128" calcext:value-type="float">
            <text:p>2274128</text:p>
          </table:table-cell>
          <table:table-cell table:number-columns-repeated="2"/>
        </table:table-row>
        <table:table-row table:style-name="ro1">
          <table:table-cell office:value-type="float" office:value="36082588800312" calcext:value-type="float">
            <text:p>36082588800312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082588825240" calcext:value-type="float">
            <text:p>36082588825240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6083549037698" calcext:value-type="float">
            <text:p>36083549037698</text:p>
          </table:table-cell>
          <table:table-cell office:value-type="float" office:value="106" calcext:value-type="float">
            <text:p>106</text:p>
          </table:table-cell>
          <table:table-cell office:value-type="float" office:value="759041" calcext:value-type="float">
            <text:p>759041</text:p>
          </table:table-cell>
          <table:table-cell table:number-columns-repeated="2"/>
        </table:table-row>
        <table:table-row table:style-name="ro1">
          <table:table-cell office:value-type="float" office:value="36083549051624" calcext:value-type="float">
            <text:p>36083549051624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6083549076306" calcext:value-type="float">
            <text:p>36083549076306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6085467404380" calcext:value-type="float">
            <text:p>36085467404380</text:p>
          </table:table-cell>
          <table:table-cell office:value-type="float" office:value="104" calcext:value-type="float">
            <text:p>104</text:p>
          </table:table-cell>
          <table:table-cell office:value-type="float" office:value="1518839" calcext:value-type="float">
            <text:p>1518839</text:p>
          </table:table-cell>
          <table:table-cell table:number-columns-repeated="2"/>
        </table:table-row>
        <table:table-row table:style-name="ro1">
          <table:table-cell office:value-type="float" office:value="36085467420522" calcext:value-type="float">
            <text:p>36085467420522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85467423648" calcext:value-type="float">
            <text:p>3608546742364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085467444816" calcext:value-type="float">
            <text:p>36085467444816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86427616152" calcext:value-type="float">
            <text:p>36086427616152</text:p>
          </table:table-cell>
          <table:table-cell office:value-type="float" office:value="194" calcext:value-type="float">
            <text:p>194</text:p>
          </table:table-cell>
          <table:table-cell office:value-type="float" office:value="758946" calcext:value-type="float">
            <text:p>758946</text:p>
          </table:table-cell>
          <table:table-cell table:number-columns-repeated="2"/>
        </table:table-row>
        <table:table-row table:style-name="ro1">
          <table:table-cell office:value-type="float" office:value="36086427707408" calcext:value-type="float">
            <text:p>36086427707408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36086427721914" calcext:value-type="float">
            <text:p>36086427721914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086427746700" calcext:value-type="float">
            <text:p>36086427746700</text:p>
          </table:table-cell>
          <table:table-cell office:value-type="float" office:value="176" calcext:value-type="float">
            <text:p>17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6088344147686" calcext:value-type="float">
            <text:p>36088344147686</text:p>
          </table:table-cell>
          <table:table-cell office:value-type="float" office:value="194" calcext:value-type="float">
            <text:p>194</text:p>
          </table:table-cell>
          <table:table-cell office:value-type="float" office:value="1512594" calcext:value-type="float">
            <text:p>1512594</text:p>
          </table:table-cell>
          <table:table-cell table:number-columns-repeated="2"/>
        </table:table-row>
        <table:table-row table:style-name="ro1">
          <table:table-cell office:value-type="float" office:value="36088344226894" calcext:value-type="float">
            <text:p>36088344226894</text:p>
          </table:table-cell>
          <table:table-cell office:value-type="float" office:value="136" calcext:value-type="float">
            <text:p>136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36088344242810" calcext:value-type="float">
            <text:p>36088344242810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6088344267836" calcext:value-type="float">
            <text:p>36088344267836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6088434488529" calcext:value-type="float">
            <text:p>36088434488529</text:p>
          </table:table-cell>
          <table:table-cell office:value-type="float" office:value="111" calcext:value-type="float">
            <text:p>111</text:p>
          </table:table-cell>
          <table:table-cell office:value-type="float" office:value="69831" calcext:value-type="float">
            <text:p>69831</text:p>
          </table:table-cell>
          <table:table-cell table:number-columns-repeated="2"/>
        </table:table-row>
        <table:table-row table:style-name="ro1">
          <table:table-cell office:value-type="float" office:value="36088434503604" calcext:value-type="float">
            <text:p>36088434503604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088434517164" calcext:value-type="float">
            <text:p>36088434517164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6088435048522" calcext:value-type="float">
            <text:p>36088435048522</text:p>
          </table:table-cell>
          <table:table-cell office:value-type="float" office:value="104" calcext:value-type="float">
            <text:p>104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6088435051806" calcext:value-type="float">
            <text:p>3608843505180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088435057336" calcext:value-type="float">
            <text:p>36088435057336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6088697834684" calcext:value-type="float">
            <text:p>36088697834684</text:p>
          </table:table-cell>
          <table:table-cell office:value-type="float" office:value="104" calcext:value-type="float">
            <text:p>104</text:p>
          </table:table-cell>
          <table:table-cell office:value-type="float" office:value="204205" calcext:value-type="float">
            <text:p>204205</text:p>
          </table:table-cell>
          <table:table-cell table:number-columns-repeated="2"/>
        </table:table-row>
        <table:table-row table:style-name="ro1">
          <table:table-cell office:value-type="float" office:value="36088697847556" calcext:value-type="float">
            <text:p>36088697847556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088697867366" calcext:value-type="float">
            <text:p>36088697867366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6088698381544" calcext:value-type="float">
            <text:p>36088698381544</text:p>
          </table:table-cell>
          <table:table-cell office:value-type="float" office:value="104" calcext:value-type="float">
            <text:p>104</text:p>
          </table:table-cell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6088698389602" calcext:value-type="float">
            <text:p>3608869838960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6088738987988" calcext:value-type="float">
            <text:p>36088738987988</text:p>
          </table:table-cell>
          <table:table-cell office:value-type="float" office:value="104" calcext:value-type="float">
            <text:p>104</text:p>
          </table:table-cell>
          <table:table-cell office:value-type="float" office:value="31280" calcext:value-type="float">
            <text:p>31280</text:p>
          </table:table-cell>
          <table:table-cell table:number-columns-repeated="2"/>
        </table:table-row>
        <table:table-row table:style-name="ro1">
          <table:table-cell office:value-type="float" office:value="36088738997226" calcext:value-type="float">
            <text:p>36088738997226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6088739000350" calcext:value-type="float">
            <text:p>3608873900035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088739013626" calcext:value-type="float">
            <text:p>36088739013626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6089303811194" calcext:value-type="float">
            <text:p>36089303811194</text:p>
          </table:table-cell>
          <table:table-cell office:value-type="float" office:value="104" calcext:value-type="float">
            <text:p>104</text:p>
          </table:table-cell>
          <table:table-cell office:value-type="float" office:value="443958" calcext:value-type="float">
            <text:p>443958</text:p>
          </table:table-cell>
          <table:table-cell table:number-columns-repeated="2"/>
        </table:table-row>
        <table:table-row table:style-name="ro1">
          <table:table-cell office:value-type="float" office:value="36089303822490" calcext:value-type="float">
            <text:p>36089303822490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6089303840962" calcext:value-type="float">
            <text:p>36089303840962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6089631969310" calcext:value-type="float">
            <text:p>36089631969310</text:p>
          </table:table-cell>
          <table:table-cell office:value-type="float" office:value="104" calcext:value-type="float">
            <text:p>104</text:p>
          </table:table-cell>
          <table:table-cell office:value-type="float" office:value="256709" calcext:value-type="float">
            <text:p>256709</text:p>
          </table:table-cell>
          <table:table-cell table:number-columns-repeated="2"/>
        </table:table-row>
        <table:table-row table:style-name="ro1">
          <table:table-cell office:value-type="float" office:value="36089631980820" calcext:value-type="float">
            <text:p>3608963198082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089631999474" calcext:value-type="float">
            <text:p>36089631999474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6090830968530" calcext:value-type="float">
            <text:p>36090830968530</text:p>
          </table:table-cell>
          <table:table-cell office:value-type="float" office:value="123" calcext:value-type="float">
            <text:p>123</text:p>
          </table:table-cell>
          <table:table-cell office:value-type="float" office:value="944221" calcext:value-type="float">
            <text:p>9442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00:24:55.414769354</dc:date>
    <meta:document-statistic meta:table-count="1" meta:cell-count="287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783cm" svg:height="13.707cm" xlink:href=".." xlink:type="simple" chart:class="chart:scatter" chart:style-name="ch1">
        <chart:legend chart:legend-position="end" svg:x="26.719cm" svg:y="6.554cm" style:legend-expansion="high" chart:style-name="ch2"/>
        <chart:plot-area chart:style-name="ch3" table:cell-range-address="Sheet1.A2:Sheet1.B318 Sheet1.B1:Sheet1.B1" chart:data-source-has-labels="row" svg:x="0.595cm" svg:y="0.274cm" svg:width="25.529cm" svg:height="13.159cm">
          <chartooo:coordinate-region svg:x="1.892cm" svg:y="0.473cm" svg:width="22.934cm" svg:height="12.3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18" chart:label-cell-address="Sheet1.B1:Sheet1.B1" chart:class="chart:scatter">
            <chart:domain table:cell-range-address="Sheet1.A2:Sheet1.A318"/>
            <chart:data-point chart:repeated="3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66985190912">
                <text:p>36066985190912</text:p>
                <draw:g>
                  <svg:desc>Sheet1.A2:Sheet1.A318</svg:desc>
                </draw:g>
              </table:table-cell>
              <table:table-cell office:value-type="float" office:value="106">
                <text:p>106</text:p>
                <draw:g>
                  <svg:desc>Sheet1.B2:Sheet1.B3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66985208296">
                <text:p>3606698520829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66985233912">
                <text:p>360669852339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67945514548">
                <text:p>360679455145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67945530596">
                <text:p>3606794553059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67945533822">
                <text:p>360679455338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67945558862">
                <text:p>360679455588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69864622018">
                <text:p>360698646220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69864649558">
                <text:p>360698646495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70824893864">
                <text:p>360708248938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70824906160">
                <text:p>360708249061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70824927470">
                <text:p>360708249274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71123662005">
                <text:p>3607112366200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71123677614">
                <text:p>360711236776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71123714655">
                <text:p>360711237146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072742850104">
                <text:p>36072742850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72742865668">
                <text:p>360727428656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72742890642">
                <text:p>360727428906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73703010134">
                <text:p>360737030101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73703022540">
                <text:p>360737030225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073703026846">
                <text:p>3607370302684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73703045082">
                <text:p>360737030450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75621918654">
                <text:p>360756219186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75621944244">
                <text:p>360756219442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76582077534">
                <text:p>360765820775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076582093938">
                <text:p>3607658209393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76582118768">
                <text:p>360765821187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077584246422">
                <text:p>360775842464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77584260546">
                <text:p>360775842605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077584279311">
                <text:p>360775842793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077585671692">
                <text:p>360775856716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077585683578">
                <text:p>360775856835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078052288794">
                <text:p>360780522887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078052314768">
                <text:p>3607805231476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78053115264">
                <text:p>360780531152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78053125491">
                <text:p>360780531254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78575560268">
                <text:p>360785755602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078575577776">
                <text:p>360785755777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078575583504">
                <text:p>360785755835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078575604260">
                <text:p>360785756042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078576353964">
                <text:p>360785763539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078576363954">
                <text:p>360785763639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079036671246">
                <text:p>3607903667124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079036686678">
                <text:p>360790366866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079036714902">
                <text:p>360790367149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079037487300">
                <text:p>360790374873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079037497884">
                <text:p>360790374978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079711336834">
                <text:p>3607971133683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079712467920">
                <text:p>360797124679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079712485172">
                <text:p>360797124851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079712489378">
                <text:p>360797124893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079712511460">
                <text:p>360797125114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079713259312">
                <text:p>3607971325931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79713269116">
                <text:p>3607971326911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082588784004">
                <text:p>3608258878400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082588800312">
                <text:p>360825888003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082588825240">
                <text:p>360825888252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083549037698">
                <text:p>360835490376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083549051624">
                <text:p>3608354905162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083549076306">
                <text:p>360835490763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85467404380">
                <text:p>360854674043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85467420522">
                <text:p>360854674205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085467423648">
                <text:p>360854674236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085467444816">
                <text:p>3608546744481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086427616152">
                <text:p>3608642761615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086427707408">
                <text:p>360864277074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086427721914">
                <text:p>360864277219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086427746700">
                <text:p>360864277467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088344147686">
                <text:p>3608834414768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88344226894">
                <text:p>3608834422689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88344242810">
                <text:p>360883442428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88344267836">
                <text:p>360883442678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88434488529">
                <text:p>360884344885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088434503604">
                <text:p>360884345036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088434517164">
                <text:p>360884345171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088435048522">
                <text:p>3608843504852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088435051806">
                <text:p>360884350518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088435057336">
                <text:p>360884350573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088697834684">
                <text:p>3608869783468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088697847556">
                <text:p>360886978475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088697867366">
                <text:p>360886978673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088698381544">
                <text:p>3608869838154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088698389602">
                <text:p>360886983896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088738987988">
                <text:p>360887389879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088738997226">
                <text:p>360887389972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088739000350">
                <text:p>360887390003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088739013626">
                <text:p>360887390136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089303811194">
                <text:p>3608930381119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089303822490">
                <text:p>360893038224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089303840962">
                <text:p>360893038409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089631969310">
                <text:p>360896319693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089631980820">
                <text:p>360896319808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089631999474">
                <text:p>360896319994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090830968530">
                <text:p>360908309685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